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670000027DF7C4949323419009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1866in" fo:min-width="0.185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3.7398in" svg:height="6.6354in" draw:z-index="0"><draw:image xlink:href="Pictures/10000000000001670000027DF7C4949323419009.png" xlink:type="simple" xlink:show="embed" xlink:actuate="onLoad" loext:mime-type="image/png"/></draw:frame><draw:custom-shape text:anchor-type="paragraph" draw:z-index="1" draw:name="Shape1" draw:style-name="gr1" draw:text-style-name="P2" svg:width="0.2622in" svg:height="0.2634in" svg:x="3.9327in" svg:y="0.578in"><text:p text:style-name="P1"><text:span text:style-name="T1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1" draw:text-style-name="P2" svg:width="0.2622in" svg:height="0.2634in" svg:x="4.2661in" svg:y="1.4008in"><text:p text:style-name="P1"><text:span text:style-name="T1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01:57:07.668883725</meta:creation-date>
    <dc:date>2019-08-23T01:58:06.656340763</dc:date>
    <meta:editing-duration>PT5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2.5.2$Linux_X86_64 LibreOffice_project/20$Build-2</meta:generator>
  </office:meta>
</office:document-meta>
</file>